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vg:font-family="OpenSymbol" style:name="OpenSymbol"/>
    <style:font-face svg:font-family="Tahoma" style:name="Tahoma1"/>
    <style:font-face svg:font-family="Courier-Bold" style:font-family-generic="modern" style:name="Courier-Bold"/>
    <style:font-face svg:font-family="Courier" style:font-family-generic="modern" style:font-pitch="fixed" style:name="Courier"/>
    <style:font-face svg:font-family="'Times New Roman'" style:font-family-generic="roman" style:font-pitch="variable" style:name="Times New Roman"/>
    <style:font-face svg:font-family="Arial" style:font-family-generic="swiss" style:font-pitch="variable" style:name="Arial"/>
    <style:font-face svg:font-family="'Arial Unicode MS'" style:font-family-generic="system" style:font-pitch="variable" style:name="Arial Unicode MS"/>
    <style:font-face svg:font-family="Tahoma" style:font-family-generic="system" style:font-pitch="variable" style:name="Tahoma"/>
  </office:font-face-decls>
  <office:automatic-styles>
    <style:style style:family="paragraph" style:name="P1" style:parent-style-name="Standard">
      <style:text-properties style:use-window-font-color="true" style:font-name="Courier" fo:font-size="9pt" fo:font-weight="bold" style:font-name-asian="Courier-Bold" style:font-size-asian="9pt" style:font-weight-asian="bold" style:font-name-complex="Courier-Bold" style:font-size-complex="9pt" style:font-weight-complex="bold"/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family="paragraph" style:name="P2" style:parent-style-name="Standard">
      <style:text-properties style:use-window-font-color="true" style:font-name="Courier" fo:font-size="9pt" fo:font-weight="normal" style:font-name-asian="Courier" style:font-size-asian="9pt" style:font-weight-asian="normal" style:font-name-complex="Courier" style:font-size-complex="9pt" style:font-weight-complex="normal"/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family="paragraph" style:name="P3" style:parent-style-name="Standard">
      <style:text-properties style:font-name="Courier" fo:font-size="9pt" style:font-size-asian="9pt" style:font-size-complex="9pt"/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family="paragraph" style:name="P4" style:parent-style-name="Standard">
      <style:text-properties style:font-name="Courier" fo:font-size="9pt" fo:font-weight="bold" style:font-size-asian="9pt" style:font-weight-asian="bold" style:font-size-complex="9pt" style:font-weight-complex="bold"/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family="paragraph" style:list-style-name="L1" style:name="P5" style:parent-style-name="Standard">
      <style:text-properties style:use-window-font-color="true" style:font-name="Courier" fo:font-size="9pt" fo:font-weight="normal" style:font-name-asian="Courier" style:font-size-asian="9pt" style:font-weight-asian="normal" style:font-name-complex="Courier" style:font-size-complex="9pt" style:font-weight-complex="normal"/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family="paragraph" style:list-style-name="L2" style:name="P6" style:parent-style-name="Standard">
      <style:text-properties style:use-window-font-color="true" style:font-name="Courier" fo:font-size="9pt" fo:font-weight="normal" style:font-name-asian="Courier" style:font-size-asian="9pt" style:font-weight-asian="normal" style:font-name-complex="Courier" style:font-size-complex="9pt" style:font-weight-complex="normal"/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family="paragraph" style:list-style-name="L3" style:name="P7" style:parent-style-name="Standard">
      <style:text-properties style:use-window-font-color="true" style:font-name="Courier" fo:font-size="9pt" fo:font-weight="normal" style:font-name-asian="Courier" style:font-size-asian="9pt" style:font-weight-asian="normal" style:font-name-complex="Courier" style:font-size-complex="9pt" style:font-weight-complex="normal"/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text:list-style style:name="L1">
      <text:list-level-style-number text:level="1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bullet-char="•" text:level="1" style:num-suffix="." text:style-name="Bullet_20_Symbols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bullet-char="◦" text:level="2" style:num-suffix="." text:style-name="Bullet_20_Symbols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bullet-char="▪" text:level="3" style:num-suffix="." text:style-name="Bullet_20_Symbols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bullet-char="•" text:level="4" style:num-suffix="." text:style-name="Bullet_20_Symbols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bullet-char="◦" text:level="5" style:num-suffix="." text:style-name="Bullet_20_Symbols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bullet-char="▪" text:level="6" style:num-suffix="." text:style-name="Bullet_20_Symbols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bullet-char="•" text:level="7" style:num-suffix="." text:style-name="Bullet_20_Symbols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bullet-char="◦" text:level="8" style:num-suffix="." text:style-name="Bullet_20_Symbols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bullet-char="▪" text:level="9" style:num-suffix="." text:style-name="Bullet_20_Symbols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bullet-char="•" text:level="10" style:num-suffix="." text:style-name="Bullet_20_Symbols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bullet-char="•" text:level="1" style:num-suffix="." text:style-name="Bullet_20_Symbols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bullet-char="◦" text:level="2" style:num-suffix="." text:style-name="Bullet_20_Symbols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bullet-char="▪" text:level="3" style:num-suffix="." text:style-name="Bullet_20_Symbols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bullet-char="•" text:level="4" style:num-suffix="." text:style-name="Bullet_20_Symbols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bullet-char="◦" text:level="5" style:num-suffix="." text:style-name="Bullet_20_Symbols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bullet-char="▪" text:level="6" style:num-suffix="." text:style-name="Bullet_20_Symbols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bullet-char="•" text:level="7" style:num-suffix="." text:style-name="Bullet_20_Symbols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bullet-char="◦" text:level="8" style:num-suffix="." text:style-name="Bullet_20_Symbols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bullet-char="▪" text:level="9" style:num-suffix="." text:style-name="Bullet_20_Symbols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bullet-char="•" text:level="10" style:num-suffix="." text:style-name="Bullet_20_Symbols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tion: </text:p>
      <text:p text:style-name="P2">BookTicket</text:p>
      <text:p text:style-name="P1">Actor(s): </text:p>
      <text:p text:style-name="P2"><text:span text:style-name="Actor">Clerk</text:span><text:span text:style-name="T1">, </text:span><text:span text:style-name="Actor">Hall</text:span><text:span text:style-name="T1">, </text:span><text:span text:style-name="Actor">Bank</text:span><text:span text:style-name="T1">, </text:span><text:span text:style-name="Actor">Customer</text:span><text:span text:style-name="T1">, </text:span></text:p>
      <text:p text:style-name="P1">Flow of events </text:p>
      <text:p text:style-name="P1">Basic Flow </text:p>
      <text:list text:style-name="L1">
        <text:list-item>
          <text:p text:style-name="P5">...</text:p>
        </text:list-item>
      </text:list>
      <text:p text:style-name="P4">Exceptional Flow of Events: </text:p>
      <text:list text:style-name="L2">
        <text:list-item>
          <text:p text:style-name="P6">none </text:p>
        </text:list-item>
      </text:list>
      <text:p text:style-name="P1">Pre-conditions </text:p>
      <text:p text:style-name="P2">None </text:p>
      <text:p text:style-name="P1">Post-condition </text:p>
      <text:list text:style-name="L3">
        <text:list-item>
          <text:p text:style-name="P7">...</text:p>
        </text:list-item>
      </text:list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-Bold" svg:font-family="Courier-Bold" style:font-family-generic="moder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ctor" style:family="paragraph" style:master-page-name="">
      <style:paragraph-properties style:page-number="auto"/>
      <style:text-properties fo:font-weight="bold"/>
    </style:style>
    <style:style style:name="Variable" style:family="text">
      <style:text-properties fo:font-style="italic" style:font-style-asian="italic" style:font-style-complex="italic"/>
    </style:style>
    <style:style style:name="Value" style:family="text">
      <style:text-properties style:text-underline-style="solid" style:text-underline-width="auto" style:text-underline-color="font-color"/>
    </style:style>
    <style:style style:name="Actor" style:family="text">
      <style:text-properties fo:font-weight="bold"/>
    </style:style>
    <style:style style:name="UseCase" style:family="text">
      <style:text-properties fo:font-style="italic"/>
    </style:style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endrik Johannes</meta:initial-creator>
    <meta:creation-date>2009-01-07T10:51:19</meta:creation-date>
    <dc:date>2010-02-20T12:42:43</dc:date>
    <meta:editing-duration>PT07H19M04S</meta:editing-duration>
    <meta:editing-cycles>33</meta:editing-cycles>
    <meta:generator>OpenOffice.org/3.0$Unix OpenOffice.org_project/300m9$Build-9358</meta:generator>
    <meta:document-statistic meta:table-count="0" meta:image-count="0" meta:object-count="0" meta:page-count="1" meta:paragraph-count="13" meta:word-count="22" meta:character-count="146"/>
    <meta:user-defined meta:name="Info 1"/>
    <meta:user-defined meta:name="Info 2"/>
    <meta:user-defined meta:name="Info 3"/>
    <meta:user-defined meta:name="Info 4"/>
  </office:meta>
</office:document-meta>
</file>